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9in"/>
    </style:style>
    <style:style style:name="co3" style:family="table-column">
      <style:table-column-properties fo:break-before="auto" style:column-width="0.800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1"/>
        <table:table-row table:style-name="ro1">
          <table:table-cell office:value-type="string">
            <text:p>Brand</text:p>
          </table:table-cell>
          <table:table-cell office:value-type="string">
            <text:p>Name</text:p>
          </table:table-cell>
          <table:table-cell office:value-type="string">
            <text:p>Amount (ml)</text:p>
          </table:table-cell>
          <table:table-cell office:value-type="string">
            <text:p>NicLevel (mg)</text:p>
          </table:table-cell>
          <table:table-cell office:value-type="string">
            <text:p>PG/VG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string">
            <text:p>Zulu Vape</text:p>
          </table:table-cell>
          <table:table-cell office:value-type="string">
            <text:p>Zulu Custard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/100</text:p>
          </table:table-cell>
          <table:table-cell office:value-type="currency" office:currency="USD" office:value="8.95">
            <text:p>$8.95</text:p>
          </table:table-cell>
        </table:table-row>
        <table:table-row table:style-name="ro1">
          <table:table-cell office:value-type="string">
            <text:p>Zulu Vape</text:p>
          </table:table-cell>
          <table:table-cell office:value-type="string">
            <text:p>Zulu Custard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0/100</text:p>
          </table:table-cell>
          <table:table-cell office:value-type="currency" office:currency="USD" office:value="8.95">
            <text:p>$8.95</text:p>
          </table:table-cell>
        </table:table-row>
        <table:table-row table:style-name="ro1">
          <table:table-cell office:value-type="string">
            <text:p>Zulu Vape</text:p>
          </table:table-cell>
          <table:table-cell office:value-type="string">
            <text:p>Zulu Custard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string">
            <text:p>0/100</text:p>
          </table:table-cell>
          <table:table-cell office:value-type="currency" office:currency="USD" office:value="8.95">
            <text:p>$8.95</text:p>
          </table:table-cell>
        </table:table-row>
        <table:table-row table:style-name="ro1">
          <table:table-cell office:value-type="string">
            <text:p>Zulu Vape</text:p>
          </table:table-cell>
          <table:table-cell office:value-type="string">
            <text:p>Zulu Custard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string">
            <text:p>0/100</text:p>
          </table:table-cell>
          <table:table-cell office:value-type="currency" office:currency="USD" office:value="8.95">
            <text:p>$8.95</text:p>
          </table:table-cell>
        </table:table-row>
        <table:table-row table:style-name="ro1">
          <table:table-cell office:value-type="string">
            <text:p>Zulu Vape</text:p>
          </table:table-cell>
          <table:table-cell office:value-type="string">
            <text:p>Zulu Custard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string">
            <text:p>0/100</text:p>
          </table:table-cell>
          <table:table-cell office:value-type="currency" office:currency="USD" office:value="8.95">
            <text:p>$8.95</text:p>
          </table:table-cell>
        </table:table-row>
        <table:table-row table:style-name="ro1">
          <table:table-cell office:value-type="string">
            <text:p>Zulu Vape</text:p>
          </table:table-cell>
          <table:table-cell office:value-type="string">
            <text:p>Zulu Custard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string">
            <text:p>0/100</text:p>
          </table:table-cell>
          <table:table-cell office:value-type="currency" office:currency="USD" office:value="8.95">
            <text:p>$8.95</text:p>
          </table:table-cell>
        </table:table-row>
        <table:table-row table:style-name="ro1">
          <table:table-cell office:value-type="string">
            <text:p>Zulu Vape</text:p>
          </table:table-cell>
          <table:table-cell office:value-type="string">
            <text:p>Zulu Custard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0/100</text:p>
          </table:table-cell>
          <table:table-cell office:value-type="currency" office:currency="USD" office:value="30">
            <text:p>$30.00</text:p>
          </table:table-cell>
        </table:table-row>
        <table:table-row table:style-name="ro1">
          <table:table-cell office:value-type="string">
            <text:p>Zulu Vape</text:p>
          </table:table-cell>
          <table:table-cell office:value-type="string">
            <text:p>Zulu Custard</text:p>
          </table:table-cell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office:value-type="string">
            <text:p>0/100</text:p>
          </table:table-cell>
          <table:table-cell office:value-type="currency" office:currency="USD" office:value="30">
            <text:p>$30.00</text:p>
          </table:table-cell>
        </table:table-row>
        <table:table-row table:style-name="ro1">
          <table:table-cell office:value-type="string">
            <text:p>Zulu Vape</text:p>
          </table:table-cell>
          <table:table-cell office:value-type="string">
            <text:p>Zulu Custard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string">
            <text:p>0/100</text:p>
          </table:table-cell>
          <table:table-cell office:value-type="currency" office:currency="USD" office:value="30">
            <text:p>$30.00</text:p>
          </table:table-cell>
        </table:table-row>
        <table:table-row table:style-name="ro1">
          <table:table-cell office:value-type="string">
            <text:p>Zulu Vape</text:p>
          </table:table-cell>
          <table:table-cell office:value-type="string">
            <text:p>Zulu Custard</text:p>
          </table:table-cell>
          <table:table-cell office:value-type="float" office:value="135">
            <text:p>135</text:p>
          </table:table-cell>
          <table:table-cell office:value-type="float" office:value="12">
            <text:p>12</text:p>
          </table:table-cell>
          <table:table-cell office:value-type="string">
            <text:p>0/100</text:p>
          </table:table-cell>
          <table:table-cell office:value-type="currency" office:currency="USD" office:value="30">
            <text:p>$30.00</text:p>
          </table:table-cell>
        </table:table-row>
        <table:table-row table:style-name="ro1">
          <table:table-cell office:value-type="string">
            <text:p>Zulu Vape</text:p>
          </table:table-cell>
          <table:table-cell office:value-type="string">
            <text:p>Zulu Custard</text:p>
          </table:table-cell>
          <table:table-cell office:value-type="float" office:value="135">
            <text:p>135</text:p>
          </table:table-cell>
          <table:table-cell office:value-type="float" office:value="18">
            <text:p>18</text:p>
          </table:table-cell>
          <table:table-cell office:value-type="string">
            <text:p>0/100</text:p>
          </table:table-cell>
          <table:table-cell office:value-type="currency" office:currency="USD" office:value="30">
            <text:p>$30.00</text:p>
          </table:table-cell>
        </table:table-row>
        <table:table-row table:style-name="ro1">
          <table:table-cell office:value-type="string">
            <text:p>Zulu Vape</text:p>
          </table:table-cell>
          <table:table-cell office:value-type="string">
            <text:p>Zulu Custard</text:p>
          </table:table-cell>
          <table:table-cell office:value-type="float" office:value="135">
            <text:p>135</text:p>
          </table:table-cell>
          <table:table-cell office:value-type="float" office:value="24">
            <text:p>24</text:p>
          </table:table-cell>
          <table:table-cell office:value-type="string">
            <text:p>0/100</text:p>
          </table:table-cell>
          <table:table-cell office:value-type="currency" office:currency="USD" office:value="30">
            <text:p>$30.00</text:p>
          </table:table-cell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6/17/2015</text:date>, <text:time>08:1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Yee</meta:initial-creator>
    <meta:creation-date>2015-06-17T08:04:54.56</meta:creation-date>
    <dc:date>2015-06-17T08:11:50.59</dc:date>
    <dc:creator>Patrick Yee</dc:creator>
    <meta:editing-duration>PT6M55S</meta:editing-duration>
    <meta:editing-cycles>2</meta:editing-cycles>
    <meta:generator>OpenOffice/4.1.1$Win32 OpenOffice.org_project/411m6$Build-9775</meta:generator>
    <meta:document-statistic meta:table-count="3" meta:cell-count="78" meta:object-count="0"/>
  </office:meta>
</office:document-meta>
</file>